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="solid" draw:fill-color="#ffffff" loext:fill-use-slide-background="false" draw:opacity="100%" draw:textarea-horizontal-align="justify" draw:textarea-vertical-align="middle" draw:auto-grow-height="false" fo:min-height="10.28cm" fo:min-width="6.33cm" fo:padding-top="0.76cm" fo:padding-bottom="0.76cm" fo:padding-left="0.885cm" fo:padding-right="0.88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3.286cm" fo:min-width="3.036cm"/>
    </style:style>
    <style:style style:name="gr4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11.8cm" svg:x="6.7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cm" svg:height="5cm" svg:x="11.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074cm" svg:y1="4.774cm" svg:x2="16.327cm" svg:y2="8.027cm">
          <text:p/>
        </draw:line>
        <draw:polyline draw:style-name="gr4" draw:text-style-name="P4" draw:layer="layout" svg:width="4.199cm" svg:height="-0.001cm" draw:transform="rotate (0.785398163397448) translate (13.2150757595083cm 7.78492424049175cm)" svg:viewBox="0 0 4200 0" draw:points="0,0 3400,0 420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4:43:09.255000000</meta:creation-date>
    <dc:date>2024-05-31T18:26:33.542000000</dc:date>
    <meta:editing-duration>PT34M32S</meta:editing-duration>
    <meta:editing-cycles>6</meta:editing-cycles>
    <meta:generator>LibreOffice/7.5.3.2$Windows_X86_64 LibreOffice_project/9f56dff12ba03b9acd7730a5a481eea045e468f3</meta:generator>
    <meta:document-statistic meta:object-count="5"/>
  </office:meta>
</office:document-meta>
</file>